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RESUPUESTO MENSU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ida y bebida mensual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Hipoteca del hogar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Otros gastos varios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DE GAST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GRES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eldo del mes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Otros ingresos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DE INGRES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ÁLCULO DE DIFERENC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8:10:34.992000000</meta:creation-date>
    <dc:date>2024-07-17T18:18:46.464000000</dc:date>
    <meta:editing-duration>PT8M11S</meta:editing-duration>
    <meta:editing-cycles>1</meta:editing-cycles>
    <meta:document-statistic meta:table-count="1" meta:cell-count="16" meta:object-count="0"/>
    <meta:generator>LibreOffice/24.2.5.2$Windows_X86_64 LibreOffice_project/bffef4ea93e59bebbeaf7f431bb02b1a39ee8a59</meta:generator>
  </office:meta>
</office:document-meta>
</file>